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8317e6" officeooo:paragraph-rsid="008317e6"/>
    </style:style>
    <style:style style:name="P42" style:family="paragraph" style:parent-style-name="Text_20_body">
      <style:text-properties officeooo:paragraph-rsid="00653342"/>
    </style:style>
    <style:style style:name="P43" style:family="paragraph" style:parent-style-name="Text_20_body">
      <style:text-properties officeooo:rsid="0086045d" officeooo:paragraph-rsid="0086045d"/>
    </style:style>
    <style:style style:name="P44" style:family="paragraph" style:parent-style-name="Text_20_body">
      <style:text-properties officeooo:rsid="008afce7" officeooo:paragraph-rsid="008afce7"/>
    </style:style>
    <style:style style:name="P45" style:family="paragraph" style:parent-style-name="Text_20_body">
      <style:text-properties officeooo:rsid="008afce7" officeooo:paragraph-rsid="008c2c37"/>
    </style:style>
    <style:style style:name="P46" style:family="paragraph" style:parent-style-name="Text_20_body">
      <style:text-properties officeooo:rsid="0091bcb0" officeooo:paragraph-rsid="0091bcb0"/>
    </style:style>
    <style:style style:name="P47" style:family="paragraph" style:parent-style-name="Text_20_body">
      <style:text-properties officeooo:rsid="0098f74d" officeooo:paragraph-rsid="0098f74d"/>
    </style:style>
    <style:style style:name="P48" style:family="paragraph" style:parent-style-name="Text_20_body">
      <style:text-properties officeooo:rsid="009bd08c" officeooo:paragraph-rsid="009d03f3"/>
    </style:style>
    <style:style style:name="P49" style:family="paragraph" style:parent-style-name="Text_20_body">
      <style:text-properties officeooo:rsid="00a0e011" officeooo:paragraph-rsid="00a0e011"/>
    </style:style>
    <style:style style:name="P50" style:family="paragraph" style:parent-style-name="Text_20_body">
      <style:text-properties officeooo:rsid="00a25a4c" officeooo:paragraph-rsid="00a25a4c"/>
    </style:style>
    <style:style style:name="P51" style:family="paragraph" style:parent-style-name="Text_20_body">
      <style:text-properties officeooo:rsid="00771a87" officeooo:paragraph-rsid="00771a87"/>
    </style:style>
    <style:style style:name="P52" style:family="paragraph" style:parent-style-name="Text_20_body">
      <style:text-properties officeooo:rsid="00a57ea8" officeooo:paragraph-rsid="00a57ea8"/>
    </style:style>
    <style:style style:name="P53" style:family="paragraph" style:parent-style-name="Text_20_body">
      <style:text-properties officeooo:rsid="008afce7" officeooo:paragraph-rsid="008afce7"/>
    </style:style>
    <style:style style:name="P54" style:family="paragraph" style:parent-style-name="Text_20_body">
      <style:text-properties officeooo:rsid="008afce7" officeooo:paragraph-rsid="008c2c37"/>
    </style:style>
    <style:style style:name="P55" style:family="paragraph" style:parent-style-name="Text_20_body">
      <style:text-properties officeooo:rsid="0091bcb0" officeooo:paragraph-rsid="0091bcb0"/>
    </style:style>
    <style:style style:name="P56" style:family="paragraph" style:parent-style-name="Text_20_body">
      <style:text-properties officeooo:rsid="0091bcb0" officeooo:paragraph-rsid="00b233e9"/>
    </style:style>
    <style:style style:name="P57" style:family="paragraph" style:parent-style-name="Heading_20_1">
      <style:paragraph-properties fo:text-align="center" style:justify-single-word="false"/>
    </style:style>
    <style:style style:name="P58"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86045d" fo:background-color="#ffff00" loext:char-shading-value="0"/>
    </style:style>
    <style:style style:name="T26" style:family="text">
      <style:text-properties officeooo:rsid="00653342" fo:background-color="#ffff00" loext:char-shading-value="0"/>
    </style:style>
    <style:style style:name="T27" style:family="text">
      <style:text-properties officeooo:rsid="00653342" fo:background-color="#ffff00" loext:char-shading-value="0"/>
    </style:style>
    <style:style style:name="T28" style:family="text">
      <style:text-properties officeooo:rsid="00980bb0" fo:background-color="#ffff00" loext:char-shading-value="0"/>
    </style:style>
    <style:style style:name="T29" style:family="text">
      <style:text-properties officeooo:rsid="00980bb0" fo:background-color="#ffff00" loext:char-shading-value="0"/>
    </style:style>
    <style:style style:name="T30" style:family="text">
      <style:text-properties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8c2c37"/>
    </style:style>
    <style:style style:name="T53" style:family="text">
      <style:text-properties officeooo:rsid="0091bcb0"/>
    </style:style>
    <style:style style:name="T54" style:family="text">
      <style:text-properties officeooo:rsid="0092afc6"/>
    </style:style>
    <style:style style:name="T55" style:family="text">
      <style:text-properties officeooo:rsid="0094a186"/>
    </style:style>
    <style:style style:name="T56" style:family="text">
      <style:text-properties officeooo:rsid="00957c6e"/>
    </style:style>
    <style:style style:name="T57" style:family="text">
      <style:text-properties officeooo:rsid="00980bb0"/>
    </style:style>
    <style:style style:name="T58" style:family="text">
      <style:text-properties officeooo:rsid="0099e211"/>
    </style:style>
    <style:style style:name="T59" style:family="text">
      <style:text-properties officeooo:rsid="009d03f3"/>
    </style:style>
    <style:style style:name="T60" style:family="text">
      <style:text-properties officeooo:rsid="00a0e011"/>
    </style:style>
    <style:style style:name="T61" style:family="text">
      <style:text-properties officeooo:rsid="00a11756"/>
    </style:style>
    <style:style style:name="T62" style:family="text">
      <style:text-properties officeooo:rsid="00a197f4"/>
    </style:style>
    <style:style style:name="T63" style:family="text">
      <style:text-properties officeooo:rsid="00a333da"/>
    </style:style>
    <style:style style:name="T64" style:family="text">
      <style:text-properties officeooo:rsid="00a4987e"/>
    </style:style>
    <style:style style:name="T65" style:family="text">
      <style:text-properties officeooo:rsid="00a4f31b"/>
    </style:style>
    <style:style style:name="T66" style:family="text">
      <style:text-properties officeooo:rsid="00a57ea8"/>
    </style:style>
    <style:style style:name="T67" style:family="text">
      <style:text-properties officeooo:rsid="00a8d305"/>
    </style:style>
    <style:style style:name="T68" style:family="text">
      <style:text-properties officeooo:rsid="00b233e9"/>
    </style:style>
    <style:style style:name="T69" style:family="text">
      <style:text-properties officeooo:rsid="00b506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Семь вечностей</text:h>
      <text:p text:style-name="P1"/>
      <text:h text:style-name="P58"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31">Сел, меня волнует состояние наших отношений в последнее время, - начал я издалека.</text:span></text:p>
      <text:p text:style-name="P18">- <text:span text:style-name="T31">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58" text:outline-level="2">II</text:h>
      <text:p text:style-name="P7"/>
      <text:h text:style-name="P58" text:outline-level="2">III</text:h>
      <text:p text:style-name="P7"/>
      <text:h text:style-name="P58" text:outline-level="2">IV</text:h>
      <text:p text:style-name="P7"/>
      <text:h text:style-name="P58" text:outline-level="2">V</text:h>
      <text:p text:style-name="P7"/>
      <text:h text:style-name="P58" text:outline-level="2">VI</text:h>
      <text:p text:style-name="P1"/>
      <text:h text:style-name="P58" text:outline-level="2">VII</text:h>
      <text:p text:style-name="P28">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28"><text:soft-page-break/>-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36">Да-да, они у меня воспитанные, - вымученно улыбнулась кобыла-земнопони, задней ногой отодвинув жеребёнка от гипсового бюста.</text:span></text:p>
      <text:p text:style-name="P28">-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41"/>
      <text:p text:style-name="P41">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7">овала</text:span>, голов<text:span text:style-name="T67">у</text:span> с <text:soft-page-break/>отбитым ухом венча<text:span text:style-name="T67">л</text:span> облом<text:span text:style-name="T67">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41"/>
      <text:p text:style-name="P39"><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5">Горгоном</text:span><text:span text:style-name="T48"> за право властвовать над всем Эквусом и они сразили друг друга после недели битвы.</text:span></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6"/>
      <text:p text:style-name="P36">-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42">Экскурсовод поправила очки и окинула взором присмиревшую аудиторию.</text:span></text:p>
      <text:p text:style-name="P35"/>
      <text:p text:style-name="P35">-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37">А вы сами как считаете? - перебила экскурсовода </text:span><text:span text:style-name="T27">Индиго</text:span><text:span text:style-name="T37">.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
      <text:p text:style-name="P30">-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42"><text:soft-page-break/></text:p>
      <text:p text:style-name="P29">-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40">Дасти Нупс, веди себя прилично! - шикнула на него учительница, - немедленно вернисть в группу!</text:span></text:p>
      <text:p text:style-name="P29">-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29">-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text:span text:style-name="T30">тут через картину с Аноном вваливается сам Анон. </text:span><text:span text:style-name="T29">Жеребята в страхе убегают, кроме Мистик Вьюва. Экскурсовод в ужасе прижимается к стенке</text:span>&gt;</text:p>
      <text:p text:style-name="P34"/>
      <text:p text:style-name="P44">Я подошёл к статуе.</text:p>
      <text:p text:style-name="P44"/>
      <text:p text:style-name="P44">- Сел…</text:p>
      <text:p text:style-name="P44"/>
      <text:p text:style-name="P4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4"/>
      <text:p text:style-name="P44">- Ты же обещала дождаться меня…</text:p>
      <text:p text:style-name="P45"/>
      <text:p text:style-name="P45">Я вышел на балкон и перегнулся через перила. <text:span text:style-name="T55">Скала Кантерлота уходила отвесно вниз, открывая бескрайний вид на долину.</text:span> Откуда-то из бездны времён пришло воспоминание – <text:span text:style-name="T52">неисчислимое количество лет назад, в мире, который язык уже не поворачивался назвать своей родиной, </text:span>я точно так же смотр<text:span text:style-name="T55">ел</text:span> вниз на <text:span text:style-name="T55">бездну большого города</text:span> через перила <text:span text:style-name="T52">ограды</text:span>. И <text:span text:style-name="T68">было </text:span>точно так же пусто в душе. Разве что в прошлый раз прыгать не хотелось…</text:p>
      <text:p text:style-name="P44"/>
      <text:p text:style-name="P46">Меня накрыла тень.</text:p>
      <text:p text:style-name="P46"/>
      <text:p text:style-name="P44"><text:soft-page-break/>-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44">- <text:span text:style-name="T53">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56">Селестия в ответ прижала меня к себе крылом. <text:span text:style-name="T56">Одним.</text:span></text:p>
      <text:p text:style-name="P46"/>
      <text:p text:style-name="P44">- <text:span text:style-name="T53">Ну же, Анон, не стоит так переживать, я же сказала, что буду ждать. Когда я тебя обманывала?</text:span></text:p>
      <text:p text:style-name="P44">- <text:span text:style-name="T54">Ты… Ты… Глупая ты лошадь… - бормотал я, крепче вжимаясь лицом в белоснежную шею.</text:span></text:p>
      <text:p text:style-name="P47">Аликорница только вздыхала.</text:p>
      <text:p text:style-name="P47"/>
      <text:p text:style-name="P47">Наконец я отпрянул от неё и вытер ладонью слёзы. <text:span text:style-name="T58">И снова перехватило дыхание – от ужаса.</text:span></text:p>
      <text:p text:style-name="P47">- <text:span text:style-name="T58">Сел!!!</text:span></text:p>
      <text:p text:style-name="P47">- <text:span text:style-name="T58">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47"/>
      <text:p text:style-name="P48">Аликорница недовольно сморщила нос. <text:span text:style-name="T59">Я оцепенело рассматривал сломанный рог, обломок кости вместо крыла и многочисленные рваные раны, покрывавшие тело Селестии.</text:span></text:p>
      <text:p text:style-name="P48"/>
      <text:p text:style-name="P48">- <text:span text:style-name="T59">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48">- <text:span text:style-name="T60">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49"/>
      <text:p text:style-name="P49">Жакет упал на пол, освободив пару крыльев. К нему же отправились и очки <text:span text:style-name="T61">с зажимом для волос</text:span>. <text:span text:style-name="T63">Освобождённая грива развернулась вокруг тёмной аликорницы пышным ореолом. Луна подошла к Селестии вплотную, нос к носу.</text:span></text:p>
      <text:p text:style-name="P49"/>
      <text:p text:style-name="P49">- <text:span text:style-name="T62">Мы рады, что ты вернулась.</text:span></text:p>
      <text:p text:style-name="P49"/>
      <text:p text:style-name="P50">Коротко кивнув <text:span text:style-name="T64">и </text:span>мне, Луна отвернулась. За сухостью приветствия от меня не ускользнул быстрый жест крылом, как будто смахивающий пылинку с глаза.</text:p>
      <text:p text:style-name="P34"/>
      <text:p text:style-name="P34"><text:soft-page-break/>…</text:p>
      <text:p text:style-name="P34"/>
      <text:p text:style-name="P34">- <text:span text:style-name="T65">ЛУНА! - Селестия притянула сестру к себе, заключив в объятиях. - Я не надеялась увидеть тебя живой!</text:span></text:p>
      <text:p text:style-name="P34">- <text:span text:style-name="T66">Сестрица, право же, оставь эти нежности! Подумаешь – не виделись </text:span><text:span text:style-name="T23">десять тысяч </text:span><text:span text:style-name="T66">лет, всего-то! - пробормотала Луна и обняла, в свою очередь, Селестию.</text:span></text:p>
      <text:p text:style-name="P52">- И кто бы говорил мне о надежде… Мне, тысячи лет присматривающей за статуей, в которую превратилась моя бесталанная сестра!..</text:p>
      <text:p text:style-name="P52">- Я так скучала! Я так переживала!</text:p>
      <text:p text:style-name="P52">- Я пыталась найти способ расколдовать тебя. Увы, заклятие ещё более сильное, чем то, что сослало меня на Луну когда-то…</text:p>
      <text:p text:style-name="P52"/>
      <text:p text:style-name="P52">Я смотрел на воркующих сестёр и сердце моё оттаивало. <text:span text:style-name="T69">Всё плохое, что могло произойти, осталось в прошлом и сейчас творилось только хорошее.</text:span></text:p>
      <text:p text:style-name="P52"/>
      <text:p text:style-name="P52"/>
      <text:p text:style-name="P52"/>
      <text:p text:style-name="P52"/>
      <text:p text:style-name="P2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text:soft-page-break/>Я хрустнул пальцами и взялся за <text:span text:style-name="T7">карандаш</text:span>…</text:p>
      <text:p text:style-name="P9">…</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28T18:08:43.515169970</dc:date>
    <meta:editing-duration>P2DT1H54M</meta:editing-duration>
    <meta:editing-cycles>127</meta:editing-cycles>
    <meta:generator>LibreOffice/5.1.6.2$Linux_X86_64 LibreOffice_project/10m0$Build-2</meta:generator>
    <meta:document-statistic meta:table-count="0" meta:image-count="0" meta:object-count="0" meta:page-count="8" meta:paragraph-count="106" meta:word-count="2357" meta:character-count="15829" meta:non-whitespace-character-count="13554"/>
  </office:meta>
</office:document-meta>
</file>